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0b0c" officeooo:paragraph-rsid="001a0b0c"/>
    </style:style>
    <style:style style:name="P2" style:family="paragraph" style:parent-style-name="Header">
      <style:text-properties officeooo:rsid="001a0b0c" officeooo:paragraph-rsid="001a0b0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 section</text:p>
      <text:section text:style-name="Sect1" text:name="Section1">
        <text:p text:style-name="P1">SECTION CONTENT</text:p>
      </text:section>
      <text:p text:style-name="P1">After 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0b0c" officeooo:paragraph-rsid="001a0b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CONT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Eric </meta:initial-creator>
    <meta:creation-date>2013-09-16T10:33:30.655339100</meta:creation-date>
    <dc:date>2013-09-16T10:34:28.535475719</dc:date>
    <dc:creator>Pierre-Eric </dc:creator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56" meta:non-whitespace-character-count="52"/>
    <meta:generator>LibreOffice/4.2.0.0.alpha0$Linux_X86_64 LibreOffice_project/9d2c18d469ce6ec85d90d3c6a1206485d86b6bc1</meta:generator>
  </office:meta>
</office:document-meta>
</file>